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fo:background-color="#ffffff"/>
    </style:style>
    <style:style style:name="P2" style:family="paragraph" style:parent-style-name="Standard">
      <style:paragraph-properties fo:margin-top="0cm" fo:margin-bottom="0.499cm" style:contextual-spacing="false" style:line-height-at-least="0.503cm"/>
      <style:text-properties fo:color="#3b3b3b" loext:opacity="100%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800000" loext:opacity="100%" style:font-name="Droid Sans Mono" fo:font-size="10.5pt" fo:font-weight="normal" fo:background-color="#ffffff"/>
    </style:style>
    <style:style style:name="P4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fo:background-color="#ffffff"/>
    </style:style>
    <style:style style:name="P5" style:family="paragraph" style:parent-style-name="Standard">
      <style:paragraph-properties fo:margin-top="0cm" fo:margin-bottom="0.499cm" style:contextual-spacing="false" style:line-height-at-least="0.503cm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fo:color="#800000" loext:opacity="100%"/>
    </style:style>
    <style:style style:name="T2" style:family="text">
      <style:text-properties fo:color="#e50000" loext:opacity="100%"/>
    </style:style>
    <style:style style:name="T3" style:family="text">
      <style:text-properties fo:color="#0000f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div</text:span> <text:span text:style-name="T2">class</text:span>=<text:span text:style-name="T3">"container mt-4"</text:span><text:span text:style-name="T1">&gt;</text:span></text:p>
      <text:p text:style-name="P2"><text:line-break/></text:p>
      <text:p text:style-name="P1"><text:span text:style-name="T1">&lt;h2</text:span> <text:span text:style-name="T2">class</text:span>=<text:span text:style-name="T3">"text-center mb-4"</text:span><text:span text:style-name="T1">&gt;</text:span>Employee Management<text:span text:style-name="T1">&lt;/h2&gt;</text:span></text:p>
      <text:p text:style-name="P5"/>
      <text:p text:style-name="P1"><text:span text:style-name="T1">&lt;div</text:span> <text:span text:style-name="T2">class</text:span>=<text:span text:style-name="T3">"d-flex justify-content-between align-items-center mb-3"</text:span><text:span text:style-name="T1">&gt;</text:span></text:p>
      <text:p text:style-name="P5"/>
      <text:p text:style-name="P1"><text:span text:style-name="T1">&lt;button</text:span> <text:span text:style-name="T2">class</text:span>=<text:span text:style-name="T3">"btn btn-primary"</text:span> <text:span text:style-name="T2">data-bs-toggle</text:span>=<text:span text:style-name="T3">"modal"</text:span> <text:span text:style-name="T2">data-bs-target</text:span>=<text:span text:style-name="T3">"#addModal"</text:span><text:span text:style-name="T1">&gt;</text:span></text:p>
      <text:p text:style-name="P1">Add Employee</text:p>
      <text:p text:style-name="P3">&lt;/button&gt;</text:p>
      <text:p text:style-name="P5"/>
      <text:p text:style-name="P1"><text:span text:style-name="T1">&lt;input</text:span> <text:span text:style-name="T2">type</text:span>=<text:span text:style-name="T3">"text"</text:span> <text:span text:style-name="T2">class</text:span>=<text:span text:style-name="T3">"form-control search-box"</text:span> <text:span text:style-name="T2">placeholder</text:span>=<text:span text:style-name="T3">"Search by name or designation…"</text:span></text:p>
      <text:p text:style-name="P1"><text:span text:style-name="T2">[(ngModel)]</text:span>=<text:span text:style-name="T3">"searchText"</text:span> <text:span text:style-name="T2">(input)</text:span>=<text:span text:style-name="T3">"filterEmployees()"</text:span> <text:span text:style-name="T1">/&gt;</text:span></text:p>
      <text:p text:style-name="P6"/>
      <text:p text:style-name="P3">&lt;/div&gt;</text:p>
      <text:p text:style-name="P5"/>
      <text:p text:style-name="P1"><text:span text:style-name="T1">&lt;table</text:span> <text:span text:style-name="T2">class</text:span>=<text:span text:style-name="T3">"table table-bordered table-striped shadow-sm"</text:span><text:span text:style-name="T1">&gt;</text:span></text:p>
      <text:p text:style-name="P1"><text:span text:style-name="T1">&lt;thead</text:span> <text:span text:style-name="T2">class</text:span>=<text:span text:style-name="T3">"table-dark"</text:span><text:span text:style-name="T1">&gt;</text:span></text:p>
      <text:p text:style-name="P3">&lt;tr&gt;</text:p>
      <text:p text:style-name="P3">&lt;th&gt;</text:p>
      <text:p text:style-name="P1"><text:span text:style-name="T1">&lt;input</text:span> <text:span text:style-name="T2">type</text:span>=<text:span text:style-name="T3">"checkbox"</text:span> <text:span text:style-name="T2">(change)</text:span>=<text:span text:style-name="T3">"toggleSelectAll($event)"</text:span> <text:span text:style-name="T1">/&gt;</text:span></text:p>
      <text:p text:style-name="P3">&lt;/th&gt;</text:p>
      <text:p text:style-name="P6"/>
      <text:p text:style-name="P1"><text:span text:style-name="T1">&lt;th&gt;</text:span>Name<text:span text:style-name="T1">&lt;/th&gt;</text:span></text:p>
      <text:p text:style-name="P1"><text:span text:style-name="T1">&lt;th&gt;</text:span>Designation<text:span text:style-name="T1">&lt;/th&gt;</text:span></text:p>
      <text:p text:style-name="P1"><text:span text:style-name="T1">&lt;th&gt;</text:span>Salary<text:span text:style-name="T1">&lt;/th&gt;</text:span></text:p>
      <text:p text:style-name="P1"><text:span text:style-name="T1">&lt;th&gt;</text:span>Actions<text:span text:style-name="T1">&lt;/th&gt;</text:span></text:p>
      <text:p text:style-name="P3">&lt;/tr&gt;</text:p>
      <text:p text:style-name="P3">&lt;/thead&gt;</text:p>
      <text:p text:style-name="P6"/>
      <text:p text:style-name="P3">&lt;tbody&gt;</text:p>
      <text:p text:style-name="P1"><text:span text:style-name="T1">&lt;tr</text:span> <text:span text:style-name="T2">*ngFor</text:span>=<text:span text:style-name="T3">"let emp of filteredEmployees"</text:span><text:span text:style-name="T1">&gt;</text:span></text:p>
      <text:p text:style-name="P4">&lt;!-- Checkbox Column --&gt;</text:p>
      <text:p text:style-name="P1"><text:span text:style-name="T1">&lt;td</text:span> <text:span text:style-name="T2">class</text:span>=<text:span text:style-name="T3">"checkbox-col"</text:span><text:span text:style-name="T1">&gt;</text:span></text:p>
      <text:p text:style-name="P1"><text:span text:style-name="T1">&lt;input</text:span> <text:span text:style-name="T2">type</text:span>=<text:span text:style-name="T3">"checkbox"</text:span> <text:span text:style-name="T2">[(ngModel)]</text:span>=<text:span text:style-name="T3">"emp.selected"</text:span> <text:span text:style-name="T2">(change)</text:span>=<text:span text:style-name="T3">"updateSelected()"</text:span> <text:span text:style-name="T1">/&gt;</text:span></text:p>
      <text:p text:style-name="P3">&lt;/td&gt;</text:p>
      <text:p text:style-name="P6"/>
      <text:p text:style-name="P1"><text:span text:style-name="T1">&lt;td&gt;</text:span>{{ emp.name }}<text:span text:style-name="T1">&lt;/td&gt;</text:span></text:p>
      <text:p text:style-name="P1"><text:span text:style-name="T1">&lt;td&gt;</text:span>{{ emp.designation }}<text:span text:style-name="T1">&lt;/td&gt;</text:span></text:p>
      <text:p text:style-name="P1"><text:span text:style-name="T1">&lt;td&gt;</text:span>{{ emp.salary }}<text:span text:style-name="T1">&lt;/td&gt;</text:span></text:p>
      <text:p text:style-name="P3">&lt;td&gt;</text:p>
      <text:p text:style-name="P1"><text:span text:style-name="T1">&lt;button</text:span> <text:span text:style-name="T2">class</text:span>=<text:span text:style-name="T3">"btn btn-warning btn-sm me-2"</text:span> <text:span text:style-name="T2">[disabled]</text:span>=<text:span text:style-name="T3">"!emp.selected"</text:span> <text:span text:style-name="T2">(click)</text:span>=<text:span text:style-name="T3">"openEditModal(emp)"</text:span> <text:span text:style-name="T2">data-bs-toggle</text:span>=<text:span text:style-name="T3">"modal"</text:span></text:p>
      <text:p text:style-name="P1"><text:span text:style-name="T2">data-bs-target</text:span>=<text:span text:style-name="T3">"#editModal"</text:span><text:span text:style-name="T1">&gt;</text:span>Edit<text:span text:style-name="T1">&lt;/button&gt;</text:span></text:p>
      <text:p text:style-name="P6"/>
      <text:p text:style-name="P1"><text:soft-page-break/><text:span text:style-name="T1">&lt;button</text:span> <text:span text:style-name="T2">class</text:span>=<text:span text:style-name="T3">"btn btn-danger btn-sm"</text:span> <text:span text:style-name="T2">[disabled]</text:span>=<text:span text:style-name="T3">"!emp.selected"</text:span> <text:span text:style-name="T2">(click)</text:span>=<text:span text:style-name="T3">"openDeleteModal(emp)"</text:span> <text:span text:style-name="T2">data-bs-toggle</text:span>=<text:span text:style-name="T3">"modal"</text:span></text:p>
      <text:p text:style-name="P1"><text:span text:style-name="T2">data-bs-target</text:span>=<text:span text:style-name="T3">"#deleteModal"</text:span><text:span text:style-name="T1">&gt;</text:span>Delete<text:span text:style-name="T1">&lt;/button&gt;</text:span></text:p>
      <text:p text:style-name="P3">&lt;/td&gt;</text:p>
      <text:p text:style-name="P3">&lt;/tr&gt;</text:p>
      <text:p text:style-name="P3">&lt;/tbody&gt;</text:p>
      <text:p text:style-name="P3">&lt;/table&gt;</text:p>
      <text:p text:style-name="P3">&lt;/div&gt;</text:p>
      <text:p text:style-name="P6"/>
      <text:p text:style-name="P4">&lt;!-- ADD modal --&gt;</text:p>
      <text:p text:style-name="P1"><text:span text:style-name="T1">&lt;div</text:span> <text:span text:style-name="T2">class</text:span>=<text:span text:style-name="T3">"modal fade"</text:span> <text:span text:style-name="T2">id</text:span>=<text:span text:style-name="T3">"addModal"</text:span> <text:span text:style-name="T2">tabindex</text:span>=<text:span text:style-name="T3">"-1"</text:span><text:span text:style-name="T1">&gt;</text:span></text:p>
      <text:p text:style-name="P1"><text:span text:style-name="T1">&lt;div</text:span> <text:span text:style-name="T2">class</text:span>=<text:span text:style-name="T3">"modal-dialog"</text:span><text:span text:style-name="T1">&gt;</text:span></text:p>
      <text:p text:style-name="P1"><text:span text:style-name="T1">&lt;div</text:span> <text:span text:style-name="T2">class</text:span>=<text:span text:style-name="T3">"modal-content"</text:span><text:span text:style-name="T1">&gt;</text:span></text:p>
      <text:p text:style-name="P6"/>
      <text:p text:style-name="P1"><text:span text:style-name="T1">&lt;div</text:span> <text:span text:style-name="T2">class</text:span>=<text:span text:style-name="T3">"modal-header bg-primary text-white"</text:span><text:span text:style-name="T1">&gt;</text:span></text:p>
      <text:p text:style-name="P1"><text:span text:style-name="T1">&lt;h5</text:span> <text:span text:style-name="T2">class</text:span>=<text:span text:style-name="T3">"modal-title"</text:span><text:span text:style-name="T1">&gt;</text:span>Add Employee<text:span text:style-name="T1">&lt;/h5&gt;</text:span></text:p>
      <text:p text:style-name="P1"><text:span text:style-name="T1">&lt;button</text:span> <text:span text:style-name="T2">class</text:span>=<text:span text:style-name="T3">"btn-close"</text:span> <text:span text:style-name="T2">data-bs-dismiss</text:span>=<text:span text:style-name="T3">"modal"</text:span><text:span text:style-name="T1">&gt;&lt;/button&gt;</text:span></text:p>
      <text:p text:style-name="P3">&lt;/div&gt;</text:p>
      <text:p text:style-name="P6"/>
      <text:p text:style-name="P1"><text:span text:style-name="T1">&lt;div</text:span> <text:span text:style-name="T2">class</text:span>=<text:span text:style-name="T3">"modal-body"</text:span><text:span text:style-name="T1">&gt;</text:span></text:p>
      <text:p text:style-name="P1"><text:span text:style-name="T1">&lt;input</text:span> <text:span text:style-name="T2">class</text:span>=<text:span text:style-name="T3">"form-control mb-2"</text:span> <text:span text:style-name="T2">placeholder</text:span>=<text:span text:style-name="T3">"Name"</text:span> <text:span text:style-name="T2">[(ngModel)]</text:span>=<text:span text:style-name="T3">"newEmployee.name"</text:span><text:span text:style-name="T1">&gt;</text:span></text:p>
      <text:p text:style-name="P1"><text:span text:style-name="T1">&lt;input</text:span> <text:span text:style-name="T2">class</text:span>=<text:span text:style-name="T3">"form-control mb-2"</text:span> <text:span text:style-name="T2">placeholder</text:span>=<text:span text:style-name="T3">"Designation"</text:span> <text:span text:style-name="T2">[(ngModel)]</text:span>=<text:span text:style-name="T3">"newEmployee.designation"</text:span><text:span text:style-name="T1">&gt;</text:span></text:p>
      <text:p text:style-name="P1"><text:span text:style-name="T1">&lt;input</text:span> <text:span text:style-name="T2">class</text:span>=<text:span text:style-name="T3">"form-control mb-2"</text:span> <text:span text:style-name="T2">placeholder</text:span>=<text:span text:style-name="T3">"Salary"</text:span> <text:span text:style-name="T2">type</text:span>=<text:span text:style-name="T3">"number"</text:span> <text:span text:style-name="T2">[(ngModel)]</text:span>=<text:span text:style-name="T3">"newEmployee.salary"</text:span><text:span text:style-name="T1">&gt;</text:span></text:p>
      <text:p text:style-name="P3">&lt;/div&gt;</text:p>
      <text:p text:style-name="P6"/>
      <text:p text:style-name="P1"><text:span text:style-name="T1">&lt;div</text:span> <text:span text:style-name="T2">class</text:span>=<text:span text:style-name="T3">"modal-footer"</text:span><text:span text:style-name="T1">&gt;</text:span></text:p>
      <text:p text:style-name="P1"><text:span text:style-name="T1">&lt;button</text:span> <text:span text:style-name="T2">class</text:span>=<text:span text:style-name="T3">"btn btn-secondary"</text:span> <text:span text:style-name="T2">data-bs-dismiss</text:span>=<text:span text:style-name="T3">"modal"</text:span><text:span text:style-name="T1">&gt;</text:span>Cancel<text:span text:style-name="T1">&lt;/button&gt;</text:span></text:p>
      <text:p text:style-name="P1"><text:span text:style-name="T1">&lt;button</text:span> <text:span text:style-name="T2">class</text:span>=<text:span text:style-name="T3">"btn btn-primary"</text:span> <text:span text:style-name="T2">(click)</text:span>=<text:span text:style-name="T3">"addEmployee()"</text:span><text:span text:style-name="T1">&gt;</text:span>Save<text:span text:style-name="T1">&lt;/button&gt;</text:span></text:p>
      <text:p text:style-name="P3">&lt;/div&gt;</text:p>
      <text:p text:style-name="P6"/>
      <text:p text:style-name="P3">&lt;/div&gt;</text:p>
      <text:p text:style-name="P3">&lt;/div&gt;</text:p>
      <text:p text:style-name="P3">&lt;/div&gt;</text:p>
      <text:p text:style-name="P6"/>
      <text:p text:style-name="P4">&lt;!-- EDIT modal --&gt;</text:p>
      <text:p text:style-name="P1"><text:span text:style-name="T1">&lt;div</text:span> <text:span text:style-name="T2">class</text:span>=<text:span text:style-name="T3">"modal fade"</text:span> <text:span text:style-name="T2">id</text:span>=<text:span text:style-name="T3">"editModal"</text:span> <text:span text:style-name="T2">tabindex</text:span>=<text:span text:style-name="T3">"-1"</text:span><text:span text:style-name="T1">&gt;</text:span></text:p>
      <text:p text:style-name="P1"><text:span text:style-name="T1">&lt;div</text:span> <text:span text:style-name="T2">class</text:span>=<text:span text:style-name="T3">"modal-dialog"</text:span><text:span text:style-name="T1">&gt;</text:span></text:p>
      <text:p text:style-name="P1"><text:span text:style-name="T1">&lt;div</text:span> <text:span text:style-name="T2">class</text:span>=<text:span text:style-name="T3">"modal-content"</text:span><text:span text:style-name="T1">&gt;</text:span></text:p>
      <text:p text:style-name="P6"/>
      <text:p text:style-name="P1"><text:span text:style-name="T1">&lt;div</text:span> <text:span text:style-name="T2">class</text:span>=<text:span text:style-name="T3">"modal-header bg-warning text-white"</text:span><text:span text:style-name="T1">&gt;</text:span></text:p>
      <text:p text:style-name="P1"><text:span text:style-name="T1">&lt;h5</text:span> <text:span text:style-name="T2">class</text:span>=<text:span text:style-name="T3">"modal-title"</text:span><text:span text:style-name="T1">&gt;</text:span>Edit Employee<text:span text:style-name="T1">&lt;/h5&gt;</text:span></text:p>
      <text:p text:style-name="P1"><text:span text:style-name="T1">&lt;button</text:span> <text:span text:style-name="T2">class</text:span>=<text:span text:style-name="T3">"btn-close"</text:span> <text:span text:style-name="T2">data-bs-dismiss</text:span>=<text:span text:style-name="T3">"modal"</text:span><text:span text:style-name="T1">&gt;&lt;/button&gt;</text:span></text:p>
      <text:p text:style-name="P3">&lt;/div&gt;</text:p>
      <text:p text:style-name="P6"/>
      <text:p text:style-name="P1"><text:span text:style-name="T1">&lt;div</text:span> <text:span text:style-name="T2">class</text:span>=<text:span text:style-name="T3">"modal-body"</text:span><text:span text:style-name="T1">&gt;</text:span></text:p>
      <text:p text:style-name="P1"><text:span text:style-name="T1">&lt;input</text:span> <text:span text:style-name="T2">class</text:span>=<text:span text:style-name="T3">"form-control mb-2"</text:span> <text:span text:style-name="T2">[(ngModel)]</text:span>=<text:span text:style-name="T3">"editEmployee.name"</text:span><text:span text:style-name="T1">&gt;</text:span></text:p>
      <text:p text:style-name="P1"><text:span text:style-name="T1">&lt;input</text:span> <text:span text:style-name="T2">class</text:span>=<text:span text:style-name="T3">"form-control mb-2"</text:span> <text:span text:style-name="T2">[(ngModel)]</text:span>=<text:span text:style-name="T3">"editEmployee.designation"</text:span><text:span text:style-name="T1">&gt;</text:span></text:p>
      <text:p text:style-name="P1"><text:span text:style-name="T1">&lt;input</text:span> <text:span text:style-name="T2">class</text:span>=<text:span text:style-name="T3">"form-control mb-2"</text:span> <text:span text:style-name="T2">type</text:span>=<text:span text:style-name="T3">"number"</text:span> <text:span text:style-name="T2">[(ngModel)]</text:span>=<text:span text:style-name="T3">"editEmployee.salary"</text:span><text:span text:style-name="T1">&gt;</text:span></text:p>
      <text:p text:style-name="P3"><text:soft-page-break/>&lt;/div&gt;</text:p>
      <text:p text:style-name="P6"/>
      <text:p text:style-name="P1"><text:span text:style-name="T1">&lt;div</text:span> <text:span text:style-name="T2">class</text:span>=<text:span text:style-name="T3">"modal-footer"</text:span><text:span text:style-name="T1">&gt;</text:span></text:p>
      <text:p text:style-name="P1"><text:span text:style-name="T1">&lt;button</text:span> <text:span text:style-name="T2">class</text:span>=<text:span text:style-name="T3">"btn btn-secondary"</text:span> <text:span text:style-name="T2">data-bs-dismiss</text:span>=<text:span text:style-name="T3">"modal"</text:span><text:span text:style-name="T1">&gt;</text:span>Cancel<text:span text:style-name="T1">&lt;/button&gt;</text:span></text:p>
      <text:p text:style-name="P1"><text:span text:style-name="T1">&lt;button</text:span> <text:span text:style-name="T2">class</text:span>=<text:span text:style-name="T3">"btn btn-warning"</text:span> <text:span text:style-name="T2">(click)</text:span>=<text:span text:style-name="T3">"updateEmployee()"</text:span><text:span text:style-name="T1">&gt;</text:span>Update<text:span text:style-name="T1">&lt;/button&gt;</text:span></text:p>
      <text:p text:style-name="P3">&lt;/div&gt;</text:p>
      <text:p text:style-name="P6"/>
      <text:p text:style-name="P3">&lt;/div&gt;</text:p>
      <text:p text:style-name="P3">&lt;/div&gt;</text:p>
      <text:p text:style-name="P3">&lt;/div&gt;</text:p>
      <text:p text:style-name="P6"/>
      <text:p text:style-name="P4">&lt;!-- DELETE modal --&gt;</text:p>
      <text:p text:style-name="P1"><text:span text:style-name="T1">&lt;div</text:span> <text:span text:style-name="T2">class</text:span>=<text:span text:style-name="T3">"modal fade"</text:span> <text:span text:style-name="T2">id</text:span>=<text:span text:style-name="T3">"deleteModal"</text:span> <text:span text:style-name="T2">tabindex</text:span>=<text:span text:style-name="T3">"-1"</text:span><text:span text:style-name="T1">&gt;</text:span></text:p>
      <text:p text:style-name="P1"><text:span text:style-name="T1">&lt;div</text:span> <text:span text:style-name="T2">class</text:span>=<text:span text:style-name="T3">"modal-dialog"</text:span><text:span text:style-name="T1">&gt;</text:span></text:p>
      <text:p text:style-name="P1"><text:span text:style-name="T1">&lt;div</text:span> <text:span text:style-name="T2">class</text:span>=<text:span text:style-name="T3">"modal-content"</text:span><text:span text:style-name="T1">&gt;</text:span></text:p>
      <text:p text:style-name="P6"/>
      <text:p text:style-name="P1"><text:span text:style-name="T1">&lt;div</text:span> <text:span text:style-name="T2">class</text:span>=<text:span text:style-name="T3">"modal-header bg-danger text-white"</text:span><text:span text:style-name="T1">&gt;</text:span></text:p>
      <text:p text:style-name="P1"><text:span text:style-name="T1">&lt;h5</text:span> <text:span text:style-name="T2">class</text:span>=<text:span text:style-name="T3">"modal-title"</text:span><text:span text:style-name="T1">&gt;</text:span>Delete Employee<text:span text:style-name="T1">&lt;/h5&gt;</text:span></text:p>
      <text:p text:style-name="P1"><text:span text:style-name="T1">&lt;button</text:span> <text:span text:style-name="T2">class</text:span>=<text:span text:style-name="T3">"btn-close"</text:span> <text:span text:style-name="T2">data-bs-dismiss</text:span>=<text:span text:style-name="T3">"modal"</text:span><text:span text:style-name="T1">&gt;&lt;/button&gt;</text:span></text:p>
      <text:p text:style-name="P3">&lt;/div&gt;</text:p>
      <text:p text:style-name="P6"/>
      <text:p text:style-name="P1"><text:span text:style-name="T1">&lt;div</text:span> <text:span text:style-name="T2">class</text:span>=<text:span text:style-name="T3">"modal-body"</text:span><text:span text:style-name="T1">&gt;</text:span></text:p>
      <text:p text:style-name="P1">Are you sure you want to delete <text:span text:style-name="T1">&lt;b&gt;</text:span>{{ selectedEmployee?.name }}<text:span text:style-name="T1">&lt;/b&gt;</text:span>?</text:p>
      <text:p text:style-name="P3">&lt;/div&gt;</text:p>
      <text:p text:style-name="P6"/>
      <text:p text:style-name="P1"><text:span text:style-name="T1">&lt;div</text:span> <text:span text:style-name="T2">class</text:span>=<text:span text:style-name="T3">"modal-footer"</text:span><text:span text:style-name="T1">&gt;</text:span></text:p>
      <text:p text:style-name="P1"><text:span text:style-name="T1">&lt;button</text:span> <text:span text:style-name="T2">class</text:span>=<text:span text:style-name="T3">"btn btn-secondary"</text:span> <text:span text:style-name="T2">data-bs-dismiss</text:span>=<text:span text:style-name="T3">"modal"</text:span><text:span text:style-name="T1">&gt;</text:span>Cancel<text:span text:style-name="T1">&lt;/button&gt;</text:span></text:p>
      <text:p text:style-name="P1"><text:span text:style-name="T1">&lt;button</text:span> <text:span text:style-name="T2">class</text:span>=<text:span text:style-name="T3">"btn btn-danger"</text:span> <text:span text:style-name="T2">(click)</text:span>=<text:span text:style-name="T3">"deleteEmployee()"</text:span><text:span text:style-name="T1">&gt;</text:span>Delete<text:span text:style-name="T1">&lt;/button&gt;</text:span></text:p>
      <text:p text:style-name="P3">&lt;/div&gt;</text:p>
      <text:p text:style-name="P6"/>
      <text:p text:style-name="P3">&lt;/div&gt;</text:p>
      <text:p text:style-name="P3">&lt;/div&gt;</text:p>
      <text:p text:style-name="P3">&lt;/div&gt;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8:28:24.077804571</meta:creation-date>
    <dc:date>2025-11-25T18:28:41.935429889</dc:date>
    <meta:editing-duration>PT19S</meta:editing-duration>
    <meta:editing-cycles>1</meta:editing-cycles>
    <meta:document-statistic meta:table-count="0" meta:image-count="0" meta:object-count="0" meta:page-count="3" meta:paragraph-count="99" meta:word-count="269" meta:character-count="3352" meta:non-whitespace-character-count="3184"/>
    <meta:generator>LibreOffice/7.3.7.2$Linux_X86_64 LibreOffice_project/30$Build-2</meta:generator>
  </office:meta>
</office:document-meta>
</file>